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image/png" manifest:full-path="Pictures/10000000000000200000002000309F1C.png"/>
  <manifest:file-entry manifest:media-type="image/png" manifest:full-path="Pictures/1000000000000400000003002397F3FC.png"/>
  <manifest:file-entry manifest:media-type="image/png" manifest:full-path="Pictures/100000000000000800000008913C835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4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5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10.16cm"/>
    </style:style>
    <style:style style:name="pr9" style:family="presentation" style:parent-style-name="Default-title">
      <style:graphic-properties fo:min-height="3.177cm"/>
    </style:style>
    <style:style style:name="pr10" style:family="presentation" style:parent-style-name="Default-outline1">
      <style:graphic-properties fo:min-height="14.2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text-align="center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style:text-position="0% 100%"/>
    </style:style>
    <style:style style:name="T5" style:family="text">
      <style:text-properties fo:color="#ffff00" style:text-position="0% 100%"/>
    </style:style>
    <style:style style:name="T6" style:family="text">
      <style:text-properties fo:color="#23ff23" style:text-position="0% 100%"/>
    </style:style>
    <style:style style:name="T7" style:family="text">
      <style:text-properties fo:color="#23ff23"/>
    </style:style>
    <style:style style:name="T8" style:family="text">
      <style:text-properties fo:color="#23ff23" style:text-position="-33% 58%"/>
    </style:style>
    <style:style style:name="T9" style:family="text">
      <style:text-properties fo:color="#ffff00" style:text-position="-33% 58%"/>
    </style:style>
    <style:style style:name="T10" style:family="text">
      <style:text-properties fo:color="#23ff23" style:text-overline-style="solid" style:text-overline-width="auto" style:text-overline-color="font-color"/>
    </style:style>
    <style:style style:name="T11" style:family="text">
      <style:text-properties style:text-position="-33% 58%"/>
    </style:style>
    <style:style style:name="T12" style:family="text">
      <style:text-properties fo:color="#23ff23" style:text-position="33% 58%"/>
    </style:style>
    <style:style style:name="T13" style:family="text">
      <style:text-properties style:text-position="33% 58%"/>
    </style:style>
    <style:style style:name="T14" style:family="text">
      <style:text-properties fo:color="#ffcc99"/>
    </style:style>
    <style:style style:name="T1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t-test</presentation:footer-decl>
      <presentation:footer-decl presentation:name="ftr2">CMPTxxxx</presentation:footer-decl>
      <presentation:date-time-decl presentation:name="dtd1" presentation:source="fixed">18 Oct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0: Comparing Two Group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18 Oct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REB</text:span> forms due</text:p>
            </text:list-item>
            <text:list-item>
              <text:p><text:span text:style-name="T2">Midterm</text:span> Thu</text:p>
            </text:list-item>
            <text:list-item>
              <text:p>Please download:<text:line-break/><text:span text:style-name="T3"><text:a xlink:href="http://twu.seanho.com/11fall/busi275/groebner_xls/Mileage.xls">Mileage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4">Comparing </text:span><text:span text:style-name="T5">two</text:span><text:span text:style-name="T4"> independent groups</text:span></text:p>
                <text:list>
                  <text:list-item>
                    <text:p><text:span text:style-name="T5">DV</text:span><text:span text:style-name="T4"> and </text:span><text:span text:style-name="T5">IV</text:span></text:p>
                  </text:list-item>
                  <text:list-item>
                    <text:p><text:span text:style-name="T5">Confidence interval</text:span><text:span text:style-name="T4"> vs. </text:span><text:span text:style-name="T5">hypothesis test</text:span></text:p>
                  </text:list-item>
                  <text:list-item>
                    <text:p><text:span text:style-name="T5">Standard error</text:span></text:p>
                    <text:list>
                      <text:list-item>
                        <text:p><text:span text:style-name="T4">If we know the </text:span><text:span text:style-name="T6">σ</text:span><text:span text:style-name="T4">'s</text:span></text:p>
                      </text:list-item>
                      <text:list-item>
                        <text:p><text:span text:style-name="T4">If we only have the </text:span><text:span text:style-name="T6">s</text:span><text:span text:style-name="T4">'s</text:span></text:p>
                      </text:list-item>
                      <text:list-item>
                        <text:p><text:span text:style-name="T4">If the </text:span><text:span text:style-name="T6">s</text:span><text:span text:style-name="T4">'s are </text:span><text:span text:style-name="T5">similar</text:span><text:span text:style-name="T4"> (homoscedastic)</text:span></text:p>
                      </text:list-item>
                    </text:list>
                  </text:list-item>
                  <text:list-item>
                    <text:p><text:span text:style-name="T4">Example: by </text:span><text:span text:style-name="T5">hand</text:span><text:span text:style-name="T4"> (risk tolerance)</text:span></text:p>
                  </text:list-item>
                  <text:list-item>
                    <text:p><text:span text:style-name="T4">Example: in </text:span><text:span text:style-name="T5">Excel</text:span><text:span text:style-name="T4"> (mileag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mparing two groups</text:p>
          </draw:text-box>
        </draw:frame>
        <draw:frame presentation:style-name="pr5" draw:layer="layout" svg:width="25.199cm" svg:height="15.323cm" svg:x="1.4cm" svg:y="3.81cm" presentation:class="outline" presentation:user-transformed="true">
          <draw:text-box>
            <text:list text:style-name="L3">
              <text:list-item>
                <text:p>Assume: <text:span text:style-name="T2">quantitative</text:span> DV</text:p>
              </text:list-item>
              <text:list-item>
                <text:p>Assume: two <text:span text:style-name="T2">independent</text:span> groups</text:p>
                <text:list>
                  <text:list-item>
                    <text:p>IV is <text:span text:style-name="T2">dichotomous</text:span> (nominal w/ 2 categories)</text:p>
                  </text:list-item>
                  <text:list-item>
                    <text:p>Each participant goes in only <text:span text:style-name="T2">one</text:span> group</text:p>
                  </text:list-item>
                </text:list>
              </text:list-item>
              <text:list-item>
                <text:p>Look at <text:span text:style-name="T2">difference</text:span> between <text:span text:style-name="T2">pop means</text:span>: <text:span text:style-name="T7">μ</text:span><text:span text:style-name="T8">1</text:span><text:span text:style-name="T7"> – μ</text:span><text:span text:style-name="T8">2</text:span>.</text:p>
              </text:list-item>
              <text:list-item>
                <text:p>E.g., is <text:span text:style-name="T7">CEO salary</text:span> in <text:span text:style-name="T7">US</text:span> higher than in <text:span text:style-name="T7">Can</text:span>?</text:p>
                <text:list>
                  <text:list-item>
                    <text:p><text:span text:style-name="T2">DV</text:span>: <text:span text:style-name="T7">salary</text:span>. <text:s/><text:span text:style-name="T2">IV</text:span>: <text:span text:style-name="T7">country</text:span> (US vs. Can)</text:p>
                  </text:list-item>
                  <text:list-item>
                    <text:p><text:span text:style-name="T2">H</text:span><text:span text:style-name="T9">A</text:span>: <text:span text:style-name="T7">μ</text:span><text:span text:style-name="T8">US</text:span><text:span text:style-name="T7"> – μ</text:span><text:span text:style-name="T8">Can</text:span> &gt; 0</text:p>
                  </text:list-item>
                </text:list>
              </text:list-item>
              <text:list-item>
                <text:p>E.g., does <text:span text:style-name="T7">gender</text:span> affect invest. <text:span text:style-name="T7">risk</text:span> tolerance?</text:p>
                <text:list>
                  <text:list-item>
                    <text:p><text:span text:style-name="T2">DV</text:span>: <text:span text:style-name="T7">risk</text:span> tolerance. <text:s/><text:span text:style-name="T2">IV</text:span>: <text:span text:style-name="T7">gender</text:span> (M vs. F)</text:p>
                  </text:list-item>
                  <text:list-item>
                    <text:p><text:span text:style-name="T2">H</text:span><text:span text:style-name="T9">A</text:span>: <text:span text:style-name="T7">μ</text:span><text:span text:style-name="T8">M</text:span><text:span text:style-name="T7"> – μ</text:span><text:span text:style-name="T8">F</text:span> ≠ 0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Hypothesis testing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As before, we can either:</text:p>
                <text:list>
                  <text:list-item>
                    <text:p>Estimate a <text:span text:style-name="T2">confidence interval</text:span> on <text:span text:style-name="T7">μ</text:span><text:span text:style-name="T8">1</text:span><text:span text:style-name="T7"> – μ</text:span><text:span text:style-name="T8">2</text:span></text:p>
                    <text:list>
                      <text:list-item>
                        <text:p>If <text:span text:style-name="T7">0</text:span> is not in the interval, then there is a significant <text:span text:style-name="T2">difference</text:span> between groups</text:p>
                      </text:list-item>
                    </text:list>
                  </text:list-item>
                  <text:list-item>
                    <text:p>Or do a <text:span text:style-name="T2">hypothesis test </text:span>on <text:span text:style-name="T7">μ</text:span><text:span text:style-name="T8">1</text:span><text:span text:style-name="T7"> – μ</text:span><text:span text:style-name="T8">2</text:span></text:p>
                    <text:list>
                      <text:list-item>
                        <text:p><text:span text:style-name="T10">x</text:span><text:span text:style-name="T8">1</text:span><text:span text:style-name="T7"> – </text:span><text:span text:style-name="T10">x</text:span><text:span text:style-name="T8">2</text:span> is a <text:span text:style-name="T2">threshold</text:span>: <text:span text:style-name="T7">p</text:span>-val is <text:span text:style-name="T2">area</text:span> in tail</text:p>
                      </text:list-item>
                    </text:list>
                  </text:list-item>
                </text:list>
              </text:list-item>
              <text:list-item>
                <text:p>Key components:</text:p>
                <text:list>
                  <text:list-item>
                    <text:p><text:span text:style-name="T2">Point</text:span> estimate (<text:span text:style-name="T10">x</text:span><text:span text:style-name="T8">1</text:span><text:span text:style-name="T7"> – </text:span><text:span text:style-name="T10">x</text:span><text:span text:style-name="T8">2</text:span>), <text:span text:style-name="T2">t</text:span>-score, and<text:line-break/><text:span text:style-name="T2">standard error</text:span></text:p>
                  </text:list-item>
                  <text:list-item>
                    <text:p>T-distribution also needs a <text:span text:style-name="T2">df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tandard error: σ known</text:p>
          </draw:text-box>
        </draw:frame>
        <draw:frame presentation:style-name="pr8" draw:layer="layout" svg:width="25.199cm" svg:height="10.486cm" svg:x="1.4cm" svg:y="3.81cm" presentation:class="outline" presentation:user-transformed="true">
          <draw:text-box>
            <text:list text:style-name="L3">
              <text:list-item>
                <text:p>If we have <text:span text:style-name="T7">σ</text:span><text:span text:style-name="T8">1</text:span>, <text:span text:style-name="T7">σ</text:span><text:span text:style-name="T8">2</text:span>:</text:p>
                <text:p/>
              </text:list-item>
              <text:list-item>
                <text:p><text:span text:style-name="T7">SE</text:span> is a “<text:span text:style-name="T2">yardstick</text:span>” by which we measure the group difference to see if it is <text:span text:style-name="T2">significant</text:span></text:p>
                <text:list>
                  <text:list-item>
                    <text:p><text:span text:style-name="T2">Larger</text:span> <text:span text:style-name="T7">SE</text:span> ⇒ <text:span text:style-name="T2">wider</text:span> confidence interval,<text:line-break/><text:span text:style-name="T2">less precision</text:span> in our estimate</text:p>
                  </text:list-item>
                </text:list>
              </text:list-item>
              <text:list-item>
                <text:p>Here the <text:span text:style-name="T7">SE</text:span> is a <text:span text:style-name="T2">combination</text:span> of <text:span text:style-name="T7">SE</text:span><text:span text:style-name="T8">1</text:span><text:span text:style-name="T4"> and </text:span><text:span text:style-name="T6">SE</text:span><text:span text:style-name="T8">2</text:span><text:span text:style-name="T4"> from each of the two groups</text:span></text:p>
              </text:list-item>
            </text:list>
          </draw:text-box>
        </draw:frame>
        <draw:frame draw:style-name="gr3" draw:layer="layout" svg:width="12.093cm" svg:height="2.898cm" svg:x="11.645cm" svg:y="3.1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6" draw:layer="layout" svg:width="5.588cm" svg:height="4.064cm" svg:x="19.342cm" svg:y="13.4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5" draw:layer="layout" svg:width="1.749cm" svg:height="1.233cm" svg:x="17.372cm" svg:y="15.117cm">
          <draw:text-box>
            <text:p>SE<text:span text:style-name="T11">1</text:span></text:p>
          </draw:text-box>
        </draw:frame>
        <draw:frame draw:style-name="gr5" draw:layer="layout" svg:width="1.749cm" svg:height="1.233cm" svg:x="21.273cm" svg:y="17.518cm">
          <draw:text-box>
            <text:p>SE<text:span text:style-name="T11">2</text:span></text:p>
          </draw:text-box>
        </draw:frame>
        <draw:frame draw:style-name="gr5" draw:layer="layout" svg:width="1.491cm" svg:height="1.088cm" svg:x="22.073cm" svg:y="14.49cm">
          <draw:text-box>
            <text:p>SE</text:p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tandard error: using s</text:p>
          </draw:text-box>
        </draw:frame>
        <draw:frame presentation:style-name="pr8" draw:layer="layout" svg:width="25.199cm" svg:height="15.518cm" svg:x="1.4cm" svg:y="3.81cm" presentation:class="outline" presentation:user-transformed="true">
          <draw:text-box>
            <text:list text:style-name="L3">
              <text:list-item>
                <text:p>More <text:span text:style-name="T2">realistically</text:span>, we would only have <text:span text:style-name="T7">s</text:span><text:span text:style-name="T8">1</text:span>, <text:span text:style-name="T7">s</text:span><text:span text:style-name="T8">2</text:span></text:p>
                <text:list>
                  <text:list-item>
                    <text:p>As well as <text:span text:style-name="T7">n</text:span><text:span text:style-name="T8">1</text:span>, <text:span text:style-name="T7">n</text:span><text:span text:style-name="T8">2</text:span>, <text:span text:style-name="T10">x</text:span><text:span text:style-name="T8">1</text:span>, <text:span text:style-name="T10">x</text:span><text:span text:style-name="T8">2</text:span></text:p>
                  </text:list-item>
                </text:list>
              </text:list-item>
              <text:list-item>
                <text:p><text:span text:style-name="T2">SE</text:span> is the same:</text:p>
                <text:p/>
              </text:list-item>
              <text:list-item>
                <text:p>But the t-dist needs a <text:span text:style-name="T7">df</text:span>, and it is messy:<text:line-break/></text:p>
                <text:p/>
                <text:p/>
              </text:list-item>
              <text:list-item>
                <text:p>In general, <text:span text:style-name="T7">df</text:span> is somewhere in between</text:p>
                <text:list>
                  <text:list-item>
                    <text:p>min(<text:span text:style-name="T7">n</text:span><text:span text:style-name="T8">1</text:span> – 1, <text:span text:style-name="T7">n</text:span><text:span text:style-name="T8">2</text:span> – 1) (<text:span text:style-name="T2">lower</text:span> bound), and</text:p>
                  </text:list-item>
                  <text:list-item>
                    <text:p><text:span text:style-name="T7">n</text:span><text:span text:style-name="T8">1</text:span> + <text:span text:style-name="T7">n</text:span><text:span text:style-name="T8">1</text:span> – 2 (<text:span text:style-name="T2">upper</text:span> bound)</text:p>
                  </text:list-item>
                </text:list>
              </text:list-item>
            </text:list>
          </draw:text-box>
        </draw:frame>
        <draw:frame draw:style-name="gr3" draw:layer="layout" svg:width="11.931cm" svg:height="2.924cm" svg:x="10.367cm" svg:y="6.5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9.845cm" svg:height="3.993cm" svg:x="7.62cm" svg:y="11.17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tandard error: homoscedastic</text:p>
          </draw:text-box>
        </draw:frame>
        <draw:frame presentation:style-name="pr8" draw:layer="layout" svg:width="25.199cm" svg:height="15.632cm" svg:x="1.4cm" svg:y="3.81cm" presentation:class="outline" presentation:user-transformed="true">
          <draw:text-box>
            <text:list text:style-name="L3">
              <text:list-item>
                <text:p>If <text:span text:style-name="T7">s</text:span><text:span text:style-name="T8">1</text:span>, <text:span text:style-name="T7">s</text:span><text:span text:style-name="T8">2</text:span> are <text:span text:style-name="T2">similar</text:span>, we can try another method:</text:p>
                <text:list>
                  <text:list-item>
                    <text:p><text:span text:style-name="T2">Homoscedasticity</text:span>: same variance</text:p>
                  </text:list-item>
                  <text:list-item>
                    <text:p>Rule of thumb: <text:span text:style-name="T7">s</text:span><text:span text:style-name="T8">1</text:span>, <text:span text:style-name="T7">s</text:span><text:span text:style-name="T8">2</text:span> within a factor of <text:span text:style-name="T2">2</text:span></text:p>
                  </text:list-item>
                </text:list>
              </text:list-item>
              <text:list-item>
                <text:p><text:span text:style-name="T7">df</text:span> is <text:span text:style-name="T2">simpler</text:span>: <text:span text:style-name="T7">df</text:span> = <text:span text:style-name="T7">df</text:span><text:span text:style-name="T8">1</text:span> + <text:span text:style-name="T7">df</text:span><text:span text:style-name="T8">2</text:span> = <text:span text:style-name="T2">n</text:span><text:span text:style-name="T9">1</text:span><text:span text:style-name="T2"> + n</text:span><text:span text:style-name="T9">2</text:span><text:span text:style-name="T2"> - 2</text:span></text:p>
              </text:list-item>
              <text:list-item>
                <text:p>The<text:span text:style-name="T2"> pooled variance</text:span> <text:span text:style-name="T7">s</text:span><text:span text:style-name="T8">p</text:span><text:span text:style-name="T12">2</text:span><text:line-break/> is a weighted sum:</text:p>
                <text:p/>
              </text:list-item>
              <text:list-item>
                <text:p>So the <text:span text:style-name="T2">pooled SD</text:span> is:</text:p>
                <text:p/>
                <text:p/>
              </text:list-item>
              <text:list-item>
                <text:p>Then the <text:span text:style-name="T2">SE</text:span> simplifies to: </text:p>
              </text:list-item>
            </text:list>
          </draw:text-box>
        </draw:frame>
        <draw:frame draw:style-name="gr3" draw:layer="layout" svg:width="7.09cm" svg:height="2.62cm" svg:x="15.556cm" svg:y="17.19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1.234cm" svg:height="2.924cm" svg:x="12.7cm" svg:y="13.5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9.287cm" svg:height="2.545cm" svg:x="14.335cm" svg:y="10.15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ample: risk tolerance</text:p>
          </draw:text-box>
        </draw:frame>
        <draw:frame presentation:style-name="pr5" draw:layer="layout" svg:width="25.199cm" svg:height="15.28cm" svg:x="1.4cm" svg:y="3.81cm" presentation:class="outline" presentation:user-transformed="true">
          <draw:text-box>
            <text:list text:style-name="L3">
              <text:list-item>
                <text:p><text:span text:style-name="T2">RQ</text:span>: do <text:span text:style-name="T7">M</text:span> have higher risk <text:span text:style-name="T7">tolerance</text:span> than <text:span text:style-name="T7">F</text:span>?</text:p>
                <text:list>
                  <text:list-item>
                    <text:p><text:span text:style-name="T2">Data</text:span>: <text:span text:style-name="T7">15</text:span> males, avg tol <text:span text:style-name="T7">7.8</text:span>, SD=<text:span text:style-name="T7">2</text:span><text:line-break/><text:span text:style-name="T7">12</text:span> females, avg tolerance <text:span text:style-name="T7">7.2</text:span>, SD=<text:span text:style-name="T7">2.5</text:span></text:p>
                  </text:list-item>
                </text:list>
              </text:list-item>
              <text:list-item>
                <text:p><text:span text:style-name="T2">Point estimate</text:span>: difference in tol is <text:span text:style-name="T10">x</text:span><text:span text:style-name="T8">1</text:span><text:span text:style-name="T7"> – </text:span><text:span text:style-name="T10">x</text:span><text:span text:style-name="T8">2</text:span> = <text:span text:style-name="T7">0.6</text:span></text:p>
              </text:list-item>
              <text:list-item>
                <text:p><text:span text:style-name="T2">Standard error</text:span>: using <text:span text:style-name="T7">s</text:span>, try <text:span text:style-name="T2">heteroscedastic</text:span></text:p>
                <text:list>
                  <text:list-item>
                    <text:p><text:span text:style-name="T7">SE</text:span><text:span text:style-name="T8">1</text:span>= 2/√15 ≈ 0.5164, <text:span text:style-name="T7">SE</text:span><text:span text:style-name="T8">2</text:span>= 2.5/√12 ≈ 0.7217</text:p>
                    <text:list>
                      <text:list-item>
                        <text:p><text:span text:style-name="T2">SE</text:span> = √(SE<text:span text:style-name="T11">1</text:span><text:span text:style-name="T13">2</text:span><text:span text:style-name="T4"> + SE</text:span><text:span text:style-name="T11">2</text:span><text:span text:style-name="T13">2</text:span><text:span text:style-name="T4">) ≈ </text:span><text:span text:style-name="T5">0.8874</text:span></text:p>
                      </text:list-item>
                    </text:list>
                  </text:list-item>
                  <text:list-item>
                    <text:p>Messy <text:span text:style-name="T2">df</text:span> ≈ <text:span text:style-name="T2">20.8</text:span></text:p>
                  </text:list-item>
                </text:list>
              </text:list-item>
              <text:list-item>
                <text:p>⇒ t-score is <text:span text:style-name="T2">t</text:span> = (0.6 – 0)/SE = 0.6/0.8874 ≈ <text:span text:style-name="T2">0.68</text:span></text:p>
              </text:list-item>
              <text:list-item>
                <text:p><text:span text:style-name="T2">p-val</text:span>: <text:span text:style-name="T14">TDIST(0.68, 20.8, 1)</text:span> → <text:span text:style-name="T2">25.3%</text:span></text:p>
              </text:list-item>
              <text:list-item>
                <text:p><text:span text:style-name="T2">Fail to reject H</text:span><text:span text:style-name="T9">0</text:span><text:span text:style-name="T4">: M tol. </text:span><text:span text:style-name="T6">not significantly</text:span><text:span text:style-name="T4"> higher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337cm" presentation:class="title">
          <draw:text-box>
            <text:p>TODO</text:p>
          </draw:text-box>
        </draw:frame>
        <draw:frame presentation:style-name="pr10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REB</text:span> form due<text:span text:style-name="T7"> today</text:span></text:p>
                <text:list>
                  <text:list-item>
                    <text:p>If approval by TWU's REB is required,<text:line-break/>also submit <text:span text:style-name="T2">printed</text:span> signed copy to me</text:p>
                  </text:list-item>
                </text:list>
              </text:list-item>
              <text:list-item>
                <text:p><text:span text:style-name="T2">Midterm</text:span> (ch1-8): <text:span text:style-name="T7">Thu</text:span></text:p>
              </text:list-item>
              <text:list-item>
                <text:p><text:span text:style-name="T2">HW6</text:span><text:span text:style-name="T7"> </text:span><text:span text:style-name="T15">(ch9-10): next </text:span><text:span text:style-name="T7">Thu 27 Oct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221</meta:editing-cycles>
    <meta:editing-duration>P2DT9H32M24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0-18T14:24:18</dc:date>
    <dc:creator>Sean Ho</dc:creator>
    <meta:document-statistic meta:object-count="203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row>
                      <msubsup>
                        <mi mathvariant="italic">SE</mi>
                        <mn>1</mn>
                        <mn>2</mn>
                      </msubsup>
                      <mo stretchy="false">+</mo>
                      <msubsup>
                        <mi mathvariant="italic">SE</mi>
                        <mn>2</mn>
                        <mn>2</mn>
                      </msubsup>
                    </mrow>
                  </mrow>
                </msqrt>
                <mrow>
                  <mi/>
                  <mo stretchy="false">=</mo>
                  <mi/>
                </mrow>
                <msqrt>
                  <mrow>
                    <mrow>
                      <mfrac>
                        <mrow>
                          <msubsup>
                            <mo stretchy="false">σ</mo>
                            <mn>1</mn>
                            <mn>2</mn>
                          </msubsup>
                        </mrow>
                        <mrow>
                          <msub>
                            <mi>n</mi>
                            <mn>1</mn>
                          </msub>
                        </mrow>
                      </mfrac>
                      <mo stretchy="false">+</mo>
                      <mfrac>
                        <mrow>
                          <msubsup>
                            <mo stretchy="false">σ</mo>
                            <mn>2</mn>
                            <mn>2</mn>
                          </msubsup>
                        </mrow>
                        <mrow>
                          <msub>
                            <mi>n</mi>
                            <mn>2</mn>
                          </msub>
                        </mrow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 `=` sqrt{SE_1^2 + SE_2^2} `=` sqrt{{%sigma_1^2} over {n_1} + {%sigma_2^2} over {n_2}}
}</annotation>
  </semantics>
</math>
</file>

<file path=Object 11/content.xml><?xml version="1.0" encoding="utf-8"?>
<math xmlns="http://www.w3.org/1998/Math/MathML">
  <semantics>
    <mrow>
      <mstyle mathvariant="bold">
        <mrow>
          <mstyle color="yellow">
            <mrow>
              <mrow>
                <msub>
                  <mi>s</mi>
                  <mi>p</mi>
                </msub>
                <mrow>
                  <mi/>
                  <mo stretchy="false">=</mo>
                  <mi/>
                </mrow>
                <msqrt>
                  <mrow>
                    <mfrac>
                      <mrow>
                        <mrow>
                          <mo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row>
                          <msubsup>
                            <mi>s</mi>
                            <mn>1</mn>
                            <mn>2</mn>
                          </msubsup>
                          <mo stretchy="false">+</mo>
                          <mrow>
                            <mo stretchy="false">(</mo>
                            <mrow>
                              <mrow>
                                <msub>
                                  <mi>n</mi>
                                  <mn>2</mn>
                                </msub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  <msubsup>
                          <mi>s</mi>
                          <mn>2</mn>
                          <mn>2</mn>
                        </msubsup>
                      </mrow>
                      <mrow>
                        <mrow>
                          <mrow>
                            <msub>
                              <mi>n</mi>
                              <mn>1</mn>
                            </msub>
                            <mo stretchy="false">+</mo>
                            <msub>
                              <mi>n</mi>
                              <mn>2</mn>
                            </msub>
                          </mrow>
                          <mo stretchy="false">−</mo>
                          <mn>2</mn>
                        </mrow>
                      </mrow>
                    </mfrac>
                  </mrow>
                </msqrt>
              </mrow>
            </mrow>
          </mstyle>
        </mrow>
      </mstyle>
    </mrow>
    <annotation encoding="StarMath 5.0">bold color yellow {
s_p `=` sqrt{{(n_1-1)s_1^2 + (n_2-1)s_2^2} over {n_1+n_2-2}}
}</annotation>
  </semantics>
</math>
</file>

<file path=Object 2/content.xml><?xml version="1.0" encoding="utf-8"?>
<math xmlns="http://www.w3.org/1998/Math/MathML">
  <semantics>
    <mrow>
      <mstyle mathvariant="bold">
        <mrow>
          <mstyle color="yellow">
            <mrow>
              <mrow>
                <msubsup>
                  <mi>s</mi>
                  <mi>p</mi>
                  <mn>2</mn>
                </msubsup>
                <mrow>
                  <mi/>
                  <mo stretchy="false">=</mo>
                  <mi/>
                </mrow>
                <mfenced open="(" close=")">
                  <mrow>
                    <mfrac>
                      <msub>
                        <mi mathvariant="italic">df</mi>
                        <mn>1</mn>
                      </msub>
                      <mi mathvariant="italic">df</mi>
                    </mfrac>
                  </mrow>
                </mfenced>
                <mrow>
                  <msubsup>
                    <mi>s</mi>
                    <mn>1</mn>
                    <mn>2</mn>
                  </msubsup>
                  <mo stretchy="false">+</mo>
                  <mfenced open="(" close=")">
                    <mrow>
                      <mfrac>
                        <msub>
                          <mi mathvariant="italic">df</mi>
                          <mn>2</mn>
                        </msub>
                        <mi mathvariant="italic">df</mi>
                      </mfrac>
                    </mrow>
                  </mfenced>
                </mrow>
                <msubsup>
                  <mi>s</mi>
                  <mn>2</mn>
                  <mn>2</mn>
                </msubsup>
              </mrow>
            </mrow>
          </mstyle>
        </mrow>
      </mstyle>
    </mrow>
    <annotation encoding="StarMath 5.0">bold color yellow {
s_p^2 `=` left(df_1 over df right)s_1^2 + left(df_2 over df right) s_2^2
}</annotation>
  </semantics>
</math>
</file>

<file path=Object 5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ub>
                  <mi>s</mi>
                  <mi>p</mi>
                </msub>
                <msqrt>
                  <mrow>
                    <mrow>
                      <mfrac>
                        <mn>1</mn>
                        <msub>
                          <mi>n</mi>
                          <mn>1</mn>
                        </msub>
                      </mfrac>
                      <mo stretchy="false">+</mo>
                      <mfrac>
                        <mn>1</mn>
                        <msub>
                          <mi>n</mi>
                          <mn>2</mn>
                        </msub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 `=` s_p sqrt{1 over n_1 + 1 over n_2}
}</annotation>
  </semantics>
</math>
</file>

<file path=Object 7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row>
                      <msubsup>
                        <mi mathvariant="italic">SE</mi>
                        <mn>1</mn>
                        <mn>2</mn>
                      </msubsup>
                      <mo stretchy="false">+</mo>
                      <msubsup>
                        <mi mathvariant="italic">SE</mi>
                        <mn>2</mn>
                        <mn>2</mn>
                      </msubsup>
                    </mrow>
                  </mrow>
                </msqrt>
                <mrow>
                  <mi/>
                  <mo stretchy="false">=</mo>
                  <mi/>
                </mrow>
                <msqrt>
                  <mrow>
                    <mrow>
                      <mfrac>
                        <mrow>
                          <msubsup>
                            <mi>s</mi>
                            <mn>1</mn>
                            <mn>2</mn>
                          </msubsup>
                        </mrow>
                        <mrow>
                          <msub>
                            <mi>n</mi>
                            <mn>1</mn>
                          </msub>
                        </mrow>
                      </mfrac>
                      <mo stretchy="false">+</mo>
                      <mfrac>
                        <mrow>
                          <msubsup>
                            <mi>s</mi>
                            <mn>2</mn>
                            <mn>2</mn>
                          </msubsup>
                        </mrow>
                        <mrow>
                          <msub>
                            <mi>n</mi>
                            <mn>2</mn>
                          </msub>
                        </mrow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 `=` sqrt{SE_1^2 + SE_2^2} `=` sqrt{{s_1^2} over {n_1} + {s_2^2} over {n_2}}
}</annotation>
  </semantics>
</math>
</file>

<file path=Object 8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df</mi>
                <mrow>
                  <mi/>
                  <mo stretchy="false">=</mo>
                  <mi/>
                </mrow>
                <mfrac>
                  <mrow>
                    <msup>
                      <mrow>
                        <mo stretchy="false">(</mo>
                        <mrow>
                          <mrow>
                            <mrow>
                              <msubsup>
                                <mi>s</mi>
                                <mn>1</mn>
                                <mn>2</mn>
                              </msubsup>
                              <mo stretchy="false">/</mo>
                              <msub>
                                <mi>n</mi>
                                <mn>1</mn>
                              </msub>
                            </mrow>
                            <mo stretchy="false">+</mo>
                            <mrow>
                              <msubsup>
                                <mi>s</mi>
                                <mn>2</mn>
                                <mn>2</mn>
                              </msubsup>
                              <mo stretchy="false">/</mo>
                              <msub>
                                <mi>n</mi>
                                <mn>2</mn>
                              </msub>
                            </mrow>
                          </mrow>
                        </mrow>
                        <mo stretchy="false">)</mo>
                      </mrow>
                      <mn>2</mn>
                    </msup>
                  </mrow>
                  <mrow>
                    <mrow>
                      <mfrac>
                        <mrow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s</mi>
                                    <mn>1</mn>
                                    <mn>2</mn>
                                  </msubsup>
                                  <mo stretchy="false">/</mo>
                                  <msub>
                                    <mi>n</mi>
                                    <mn>1</mn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  <mrow>
                          <mrow>
                            <msub>
                              <mi>n</mi>
                              <mn>1</mn>
                            </msub>
                            <mo stretchy="false">−</mo>
                            <mn>1</mn>
                          </mrow>
                        </mrow>
                      </mfrac>
                      <mo stretchy="false">+</mo>
                      <mfrac>
                        <mrow>
                          <msup>
                            <mrow>
                              <mo stretchy="false">(</mo>
                              <mrow>
                                <mrow>
                                  <msubsup>
                                    <mi>s</mi>
                                    <mn>2</mn>
                                    <mn>2</mn>
                                  </msubsup>
                                  <mo stretchy="false">/</mo>
                                  <msub>
                                    <mi>n</mi>
                                    <mn>2</mn>
                                  </msub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  <mrow>
                          <mrow>
                            <msub>
                              <mi>n</mi>
                              <mn>2</mn>
                            </msub>
                            <mo stretchy="false">−</mo>
                            <mn>1</mn>
                          </mrow>
                        </mrow>
                      </mfrac>
                    </mrow>
                  </mrow>
                </mfrac>
              </mrow>
            </mrow>
          </mstyle>
        </mrow>
      </mstyle>
    </mrow>
    <annotation encoding="StarMath 5.0">bold color yellow {
df `=` {(s_1^2/n_1 + s_2^2/n_2)^2} over {{(s_1^2/n_1)^2} over {n_1-1} + {(s_2^2/n_2)^2} over {n_2-1}}
}</annotation>
  </semantics>
</math>
</file>